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cm" fo:text-indent="0cm" style:auto-text-indent="false" fo:background-color="#94bd5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dkuhlman</meta:initial-creator>
    <meta:creation-date>2006-08-15T13:56:07</meta:creation-date>
    <dc:date>2007-01-15T15:39:06</dc:date>
    <dc:language>en-US</dc:language>
    <meta:editing-cycles>32</meta:editing-cycles>
    <meta:editing-duration>PT9H39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